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Liberation Serif" fo:font-size="12pt" officeooo:rsid="007ad935" officeooo:paragraph-rsid="001389b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officeooo:rsid="007c982d" officeooo:paragraph-rsid="001389b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officeooo:rsid="007ad935" officeooo:paragraph-rsid="001389b2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officeooo:rsid="007b60db" officeooo:paragraph-rsid="001389b2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7c4fb1" officeooo:paragraph-rsid="001389b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7c4fb1" officeooo:paragraph-rsid="001389b2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italic" officeooo:rsid="007c982d" officeooo:paragraph-rsid="001389b2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Dudu Cyryllic" fo:font-size="12pt" officeooo:rsid="007c982d" officeooo:paragraph-rsid="001389b2" style:font-size-asian="12pt" style:font-size-complex="12pt"/>
    </style:style>
    <style:style style:name="T1" style:family="text">
      <style:text-properties officeooo:rsid="007b60db"/>
    </style:style>
    <style:style style:name="T2" style:family="text">
      <style:text-properties officeooo:rsid="033d95c6"/>
    </style:style>
    <style:style style:name="T3" style:family="text">
      <style:text-properties officeooo:rsid="015a9f6c"/>
    </style:style>
    <style:style style:name="T4" style:family="text">
      <style:text-properties officeooo:rsid="007c4fb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127bc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АН-24 приземлился в Ростове. Я вышел в туалет возле взлётного поля и на обратном пути был остановлен военным патрулём.</text:p>
      <text:p text:style-name="P3">Конечно, вельветовые туфли не по уставу, но, братцы, дембель я — пролётом к дому, у меня уже самолёт винтами гудит. </text:p>
      <text:p text:style-name="P3">Отпустили.</text:p>
      <text:p text:style-name="P3">Дозаправка в Харькове и — вот он, <text:s/>залитый совсем уже по-летнему ярким солнцем — аэропорт Борисполь.</text:p>
      <text:p text:style-name="P3">В тот первый прилёт я решил, что это уже Киев и, выйдя на солнечную площадь, запруженную всевозможным транспортом и снующими пешеходами, направился к большому щиту с буквой «Т» и двумя рядами клеточек шахматной доски — на такси.</text:p>
      <text:p text:style-name="P3">Таксист оказался немного патлатым молодым мужиком лет под тридцать. Мне понравились его добротные туфли коричневой кожи с широкими шнурками.</text:p>
      <text:p text:style-name="P3">Я сказал, что мне на железнодорожный вокзал и он предложил мне подождать в машине, пока <text:span text:style-name="T1">он </text:span>найдёт попутчиков. </text:p>
      <text:p text:style-name="P4">До Киева оставалось ещё сорок восемь километров.</text:p>
      <text:p text:style-name="P4">Он ушёл, а я остался <text:span text:style-name="T2">ждать</text:span> на переднем сиденьи, снял китель и, чтобы скоротать время и сгладить нарастающее нетерпение, забил и выкурил косяк.</text:p>
      <text:p text:style-name="P4">Тут он привёл двух офицеров — майора и подполковника, но помоложе, чем у нас в отряде; и мы поехали.</text:p>
      <text:p text:style-name="P4">Может этот таксист в коричневых туфлях унюхал дым от косяка в салоне и улетел от личных воспоминаний, но он гнал как бешеный, а после моста Патона и вовсе перестал замечать светофоры. </text:p>
      <text:p text:style-name="P4">А может это был день отключённых светофоров — праздник свободного вождения — обгоняй кто кого и как может.</text:p>
      <text:p text:style-name="P4">Расплачиваясь у вокзала подполковник сказал:</text:p>
      <text:p text:style-name="P4">- Ну, шеф, ты и летаешь!</text:p>
      <text:p text:style-name="P4">Так что, скорее всего, у таксиста и впрямь был улёт на шáру.</text:p>
      <text:p text:style-name="P4"/>
      <text:p text:style-name="P4">В 1975 году дипломаты типа «кейс» встречались не так уж часто и потому привлекали к себе внимание своим деловым видом.</text:p>
      <text:p text:style-name="P4">Старшему офицеру оно <text:span text:style-name="T3">бы и </text:span>простительно, а меня при входе в Центральный зал <text:span text:style-name="T2">вокзала</text:span> остановил военный патруль. </text:p>
      <text:p text:style-name="P4">Опять, кстати, курсанты, но уже в красных погонах.</text:p>
      <text:p text:style-name="P4">Они проверили мою дембельскую бумагу и сличили меня с фоткой двухлетней давности в моём военном билете. Придраться не к чему.</text:p>
      <text:p text:style-name="P4">И тут я допустил ошибку, посмотрев на свои туфли. </text:p>
      <text:p text:style-name="P4">Старший патруля проследил за моим взглядом и увидел вопиющее нарушение уставной формы одежды.</text:p>
      <text:p text:style-name="P4">Меня повели в комендатуру под центральной лестницей, что вела высоко вверх к многотонному беломраморному изваянию головы Ленина.</text:p>
      <text:p text:style-name="P4">Дежурный <text:span text:style-name="T4">офицер </text:span>комендатуры вокзала <text:span text:style-name="T4">велел мне открыть дипломат и сразу понял, что я — дембель: колготки, бутылка водки и краденая скатерть с бахромой.</text:span></text:p>
      <text:p text:style-name="P4">- <text:span text:style-name="T4">Иди,- сказал он. - Вернёшься в ботинках — получишь свой кейс.</text:span></text:p>
      <text:p text:style-name="P5">Я рванулся в громадный кассовый зал налево.</text:p>
      <text:p text:style-name="P5">В кассу московского направления стояла длинная очередь, а в ней — метров за тридцать от кассы — я увидел солдата в парадке.</text:p>
      <text:p text:style-name="P5">Он был большого роста — значит и нога не маленькая, и он был грустный — значит возвращается после отпуска дослуживать ещё год.</text:p>
      <text:p text:style-name="P5">- Тебе куда?</text:p>
      <text:p text:style-name="P5"><text:soft-page-break/>- До Москвы.</text:p>
      <text:p text:style-name="P5">- Пошли.</text:p>
      <text:p text:style-name="P5">Я подвёл его прямо к окошечку кассы и объяснил загалдевшей было очереди, что у нас срочный приказ охранять их покой и сон на дальних рубежах отчизны.</text:p>
      <text:p text:style-name="P5">Он взял билет до Москвы, а я до Конотопа.</text:p>
      <text:p text:style-name="P5">Когда мы отошли, я обрисовал ему ситуацию с кейсом. </text:p>
      <text:p text:style-name="P5">«Фазан» не в силах отказать «дембелю».</text:p>
      <text:p text:style-name="P5">Мы сели на одну из множества скамеек для ожидающих и поменялись обувью.</text:p>
      <text:p text:style-name="P5">- Где это ты так быстро?- спросил дежурный офицер комендатуры.</text:p>
      <text:p text:style-name="P5">- Купил у цыгана на перроне.</text:p>
      <text:p text:style-name="P5">С вызволенным кейсом я поспешил в зал ожидания, где грустный отпускник прятал свои не по уставу обутые ноги поглубже под скамью. </text:p>
      <text:p text:style-name="P5">Я присел рядом, но поменяться мы не успели — репродукторы объявили, что поезд на Москву будет отправлен с шестого пути и мы побежали туда, чтобы не опоздать. </text:p>
      <text:p text:style-name="P5">Шнурки на одолжённых ботинках распустились и хлопали по платформе, но мы всё равно успели.</text:p>
      <text:p text:style-name="P5">Поезд торопливо стучал по рельсам, нёсся в Конотоп, а напряжение во мне не спадало, я подгонял его и не находил себе места.</text:p>
      <text:p text:style-name="P5">Лишь поздно вечером, сойдя на четвёртой платформе конотопского вокзала, я поверил, что — всё.</text:p>
      <text:p text:style-name="P6"><text:tab/><text:tab/><text:tab/>Отслужил солдат службу долгую,</text:p>
      <text:p text:style-name="P5"><text:span text:style-name="T5"><text:tab/><text:tab/><text:tab/>Службу долгую, службу ратную..</text:span>.</text:p>
      <text:p text:style-name="P5"/>
      <text:p text:style-name="P2">Меня снова вёз всё тот же третий номер трамвая, но теперь аж до конечной.</text:p>
      <text:p text:style-name="P2">Темнота за окнами заставляла стёкла неясно отражать китель и фуражку солдатской парадки.</text:p>
      <text:p text:style-name="P2">На конечной я спросил где тут улица Декабристов, и мне сказали, что надо идти <text:span text:style-name="T6">вон </text:span>в ту сторону.</text:p>
      <text:p text:style-name="P2"/>
      <text:p text:style-name="P2">Заборы. Хаты за калитками. Редкие фонари. Незнакомая окраина.</text:p>
      <text:p text:style-name="P2">Спросив ещё кого-то по пути, я вышел на улицу Декабристов и пошёл вдоль неё, пока не различил в темноте табличку с номером тринадцать.</text:p>
      <text:p text:style-name="P2">Зайдя через калитку, я постучал в первую дверь. Она открылась.</text:p>
      <text:p text:style-name="P2">Это мой отец такой седой?</text:p>
      <text:p text:style-name="P2">В свете падающем через проём двери, он недоверчиво присматривался к моей парадной форме.</text:p>
      <text:p text:style-name="P2">- Сергей?</text:p>
      <text:p text:style-name="P2">Он обернулся в дом.</text:p>
      <text:p text:style-name="P2">- Галя! Сергей пришёл!</text:p>
      <text:p text:style-name="P2">Мать выскочила на крыльцо и с громким плачем уткнулась в китель парадки.</text:p>
      <text:p text:style-name="P2">Я неловко погладил её вздрагивающее плечо.</text:p>
      <text:p text:style-name="P2">- Ну, чё, ты, мам, вернулся же.</text:p>
      <text:p text:style-name="P2">Мне и впрямь непонятно было о чём тут плакать.</text:p>
      <text:p text:style-name="P2"/>
      <text:p text:style-name="P7"><text:span text:style-name="T6">(...э</text:span>то теперь только дошло, что плакала она о себе, о своей промелькнувшей жизни — недавно ходила с подружками в балетную школу, а тут уж — нате вам! — мужик перед ней в кителе, типа, сын из армии пришёл. </text:p>
      <text:p text:style-name="P7">Когда?..<text:span text:style-name="T6">)</text:span></text:p>
      <text:p text:style-name="P8"/>
      <text:p text:style-name="P2">Она оглянулась на испуганную девочку замершую у кухонного стола и, доканчивая последний взрыд, сказала:</text:p>
      <text:p text:style-name="P2">- Чего ты, глупенькая? Это папа твой приехал.</text:p>
      <text:p text:style-name="P2">Потом снова повернулась ко мне.</text:p>
      <text:p text:style-name="P2"><text:soft-page-break/>- А как же ты Ольгу не встретил? Разминулись? У неё третья смена. Она на кирпичном работает.</text:p>
      <text:p text:style-name="P2">Отслужил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4:45:57.353727867</meta:creation-date>
    <dc:date>2017-03-02T14:46:04.155142390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66" meta:word-count="846" meta:character-count="5206" meta:non-whitespace-character-count="4392"/>
    <meta:generator>LibreOffice/4.3.3.2$Linux_x86 LibreOffice_project/430m0$Build-2</meta:generator>
  </office:meta>
</office:document-meta>
</file>